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Andale Mono" svg:font-family="'Andale Mono'" style:font-pitch="fixed"/>
    <style:font-face style:name="TeXGyreSchola" svg:font-family="TeXGyreSchola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erson" style:family="table">
      <style:table-properties style:width="6.6931in" table:align="margins"/>
    </style:style>
    <style:style style:name="person.A" style:family="table-column">
      <style:table-column-properties style:column-width="3.8007in" style:rel-column-width="37214*"/>
    </style:style>
    <style:style style:name="person.B" style:family="table-column">
      <style:table-column-properties style:column-width="0.6056in" style:rel-column-width="5929*"/>
    </style:style>
    <style:style style:name="person.C" style:family="table-column">
      <style:table-column-properties style:column-width="0.5938in" style:rel-column-width="5813*"/>
    </style:style>
    <style:style style:name="person.D" style:family="table-column">
      <style:table-column-properties style:column-width="1.6931in" style:rel-column-width="16579*"/>
    </style:style>
    <style:style style:name="person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.D1" style:family="table-cell">
      <style:table-cell-properties fo:padding="0.0382in" fo:border="0.05pt solid #000000"/>
    </style:style>
    <style:style style:name="person.A2" style:family="table-cell">
      <style:table-cell-properties fo:padding="0.0382in" fo:border="none"/>
    </style:style>
    <style:style style:name="courses_5f_1_28_hdr1_5f_1_29_" style:display-name="courses_1(hdr1_1)" style:family="table">
      <style:table-properties style:width="6.6931in" table:align="margins"/>
    </style:style>
    <style:style style:name="courses_5f_1_28_hdr1_5f_1_29_.A" style:display-name="courses_1(hdr1_1).A" style:family="table-column">
      <style:table-column-properties style:column-width="1.6729in" style:rel-column-width="16380*"/>
    </style:style>
    <style:style style:name="courses_5f_1_28_hdr1_5f_1_29_.B" style:display-name="courses_1(hdr1_1).B" style:family="table-column">
      <style:table-column-properties style:column-width="1.6736in" style:rel-column-width="16387*"/>
    </style:style>
    <style:style style:name="courses_5f_1_28_hdr1_5f_1_29_.C" style:display-name="courses_1(hdr1_1).C" style:family="table-column">
      <style:table-column-properties style:column-width="3.3465in" style:rel-column-width="32768*"/>
    </style:style>
    <style:style style:name="courses_5f_1_28_hdr1_5f_1_29_.A1" style:display-name="courses_1(hdr1_1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1_28_hdr1_5f_1_29_.C1" style:display-name="courses_1(hdr1_1).C1" style:family="table-cell">
      <style:table-cell-properties fo:padding="0.0382in" fo:border="0.05pt solid #000000"/>
    </style:style>
    <style:style style:name="courses_5f_1_28_hdr1_5f_1_29_.A2" style:display-name="courses_1(hdr1_1).A2" style:family="table-cell">
      <style:table-cell-properties fo:padding="0.0382in" fo:border-left="0.05pt solid #000000" fo:border-right="none" fo:border-top="none" fo:border-bottom="0.05pt solid #000000"/>
    </style:style>
    <style:style style:name="courses_5f_1_28_hdr1_5f_1_29_.C2" style:display-name="courses_1(hdr1_1).C2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2_28_hdr1_5f_1_2c_fih_29_" style:display-name="courses_2(hdr1_1,fih)" style:family="table">
      <style:table-properties style:width="6.6931in" table:align="margins"/>
    </style:style>
    <style:style style:name="courses_5f_2_28_hdr1_5f_1_2c_fih_29_.A" style:display-name="courses_2(hdr1_1,fih).A" style:family="table-column">
      <style:table-column-properties style:column-width="0.5139in" style:rel-column-width="5031*"/>
    </style:style>
    <style:style style:name="courses_5f_2_28_hdr1_5f_1_2c_fih_29_.B" style:display-name="courses_2(hdr1_1,fih).B" style:family="table-column">
      <style:table-column-properties style:column-width="1.5451in" style:rel-column-width="15129*"/>
    </style:style>
    <style:style style:name="courses_5f_2_28_hdr1_5f_1_2c_fih_29_.C" style:display-name="courses_2(hdr1_1,fih).C" style:family="table-column">
      <style:table-column-properties style:column-width="1.5444in" style:rel-column-width="15122*"/>
    </style:style>
    <style:style style:name="courses_5f_2_28_hdr1_5f_1_2c_fih_29_.E" style:display-name="courses_2(hdr1_1,fih).E" style:family="table-column">
      <style:table-column-properties style:column-width="1.5444in" style:rel-column-width="15124*"/>
    </style:style>
    <style:style style:name="courses_5f_2_28_hdr1_5f_1_2c_fih_29_.A1" style:display-name="courses_2(hdr1_1,fih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2_28_hdr1_5f_1_2c_fih_29_.E1" style:display-name="courses_2(hdr1_1,fih).E1" style:family="table-cell">
      <style:table-cell-properties fo:padding="0.0382in" fo:border="0.05pt solid #000000"/>
    </style:style>
    <style:style style:name="courses_5f_2_28_hdr1_5f_1_2c_fih_29_.A2" style:display-name="courses_2(hdr1_1,fih).A2" style:family="table-cell">
      <style:table-cell-properties fo:padding="0.0382in" fo:border-left="0.05pt solid #000000" fo:border-right="none" fo:border-top="none" fo:border-bottom="0.05pt solid #000000"/>
    </style:style>
    <style:style style:name="courses_5f_2_28_hdr1_5f_1_2c_fih_29_.C2" style:display-name="courses_2(hdr1_1,fih).C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ourses_5f_2_28_hdr1_5f_1_2c_fih_29_.E2" style:display-name="courses_2(hdr1_1,fih).E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courses_5f_3_28_pos_2c_hst_29_" style:display-name="courses_3(pos,hst)" style:family="table">
      <style:table-properties style:width="6.6931in" table:align="margins"/>
    </style:style>
    <style:style style:name="courses_5f_3_28_pos_2c_hst_29_.A" style:display-name="courses_3(pos,hst).A" style:family="table-column">
      <style:table-column-properties style:column-width="1.6729in" style:rel-column-width="16380*"/>
    </style:style>
    <style:style style:name="courses_5f_3_28_pos_2c_hst_29_.B" style:display-name="courses_3(pos,hst).B" style:family="table-column">
      <style:table-column-properties style:column-width="1.6736in" style:rel-column-width="16387*"/>
    </style:style>
    <style:style style:name="courses_5f_3_28_pos_2c_hst_29_.C" style:display-name="courses_3(pos,hst).C" style:family="table-column">
      <style:table-column-properties style:column-width="3.3465in" style:rel-column-width="32768*"/>
    </style:style>
    <style:style style:name="courses_5f_3_28_pos_2c_hst_29_.A1" style:display-name="courses_3(pos,hst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3_28_pos_2c_hst_29_.C1" style:display-name="courses_3(pos,hst).C1" style:family="table-cell">
      <style:table-cell-properties fo:padding="0.0382in" fo:border="0.05pt solid #000000"/>
    </style:style>
    <style:style style:name="courses_5f_3_28_pos_2c_hst_29_.A2" style:display-name="courses_3(pos,hst).A2" style:family="table-cell">
      <style:table-cell-properties fo:background-color="#ff00ff" fo:padding="0.0382in" fo:border="0.05pt solid #000000">
        <style:background-image/>
      </style:table-cell-properties>
    </style:style>
    <style:style style:name="courses_5f_3_28_pos_2c_hst_29_.B2" style:display-name="courses_3(pos,hst)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ourses_5f_3_28_pos_2c_hst_29_.A3" style:display-name="courses_3(pos,hst).A3" style:family="table-cell">
      <style:table-cell-properties fo:background-color="#2323dc" fo:padding="0.0382in" fo:border="0.05pt solid #000000">
        <style:background-image/>
      </style:table-cell-properties>
    </style:style>
    <style:style style:name="courses_5f_3_28_pos_2c_hst_29_.B3" style:display-name="courses_3(pos,hst).B3" style:family="table-cell">
      <style:table-cell-properties fo:padding="0.0382in" fo:border-left="0.05pt solid #000000" fo:border-right="none" fo:border-top="none" fo:border-bottom="0.05pt solid #000000"/>
    </style:style>
    <style:style style:name="courses_5f_3_28_pos_2c_hst_29_.C3" style:display-name="courses_3(pos,hst).C3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3_28_pos_2c_hst_29_.A4" style:display-name="courses_3(pos,hst).A4" style:family="table-cell">
      <style:table-cell-properties fo:background-color="#33a3a3" fo:padding="0.0382in" fo:border="0.05pt solid #000000">
        <style:background-image/>
      </style:table-cell-properties>
    </style:style>
    <style:style style:name="courses_5f_3_28_pos_2c_hst_29_.B4" style:display-name="courses_3(pos,hst).B4" style:family="table-cell">
      <style:table-cell-properties fo:padding="0.0382in" fo:border-left="0.05pt solid #000000" fo:border-right="none" fo:border-top="none" fo:border-bottom="0.05pt solid #000000"/>
    </style:style>
    <style:style style:name="courses_5f_3_28_pos_2c_hst_29_.C4" style:display-name="courses_3(pos,hst).C4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3_28_pos_2c_hst_29_.A5" style:display-name="courses_3(pos,hst).A5" style:family="table-cell">
      <style:table-cell-properties fo:background-color="#ffd320" fo:padding="0.0382in" fo:border="0.05pt solid #000000">
        <style:background-image/>
      </style:table-cell-properties>
    </style:style>
    <style:style style:name="courses_5f_3_28_pos_2c_hst_29_.B5" style:display-name="courses_3(pos,hst).B5" style:family="table-cell">
      <style:table-cell-properties fo:padding="0.0382in" fo:border-left="0.05pt solid #000000" fo:border-right="none" fo:border-top="none" fo:border-bottom="0.05pt solid #000000"/>
    </style:style>
    <style:style style:name="courses_5f_3_28_pos_2c_hst_29_.C5" style:display-name="courses_3(pos,hst).C5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4_28_hdr1_5f_1_2c_apd_29_" style:display-name="courses_4(hdr1_1,apd)" style:family="table">
      <style:table-properties style:width="6.6931in" table:align="margins"/>
    </style:style>
    <style:style style:name="courses_5f_4_28_hdr1_5f_1_2c_apd_29_.A" style:display-name="courses_4(hdr1_1,apd).A" style:family="table-column">
      <style:table-column-properties style:column-width="1.6722in" style:rel-column-width="16373*"/>
    </style:style>
    <style:style style:name="courses_5f_4_28_hdr1_5f_1_2c_apd_29_.B" style:display-name="courses_4(hdr1_1,apd).B" style:family="table-column">
      <style:table-column-properties style:column-width="1.6736in" style:rel-column-width="16387*"/>
    </style:style>
    <style:style style:name="courses_5f_4_28_hdr1_5f_1_2c_apd_29_.C" style:display-name="courses_4(hdr1_1,apd).C" style:family="table-column">
      <style:table-column-properties style:column-width="3.3472in" style:rel-column-width="32775*"/>
    </style:style>
    <style:style style:name="courses_5f_4_28_hdr1_5f_1_2c_apd_29_.A1" style:display-name="courses_4(hdr1_1,apd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4_28_hdr1_5f_1_2c_apd_29_.C1" style:display-name="courses_4(hdr1_1,apd).C1" style:family="table-cell">
      <style:table-cell-properties fo:padding="0.0382in" fo:border="0.05pt solid #000000"/>
    </style:style>
    <style:style style:name="courses_5f_4_28_hdr1_5f_1_2c_apd_29_.A2" style:display-name="courses_4(hdr1_1,apd).A2" style:family="table-cell">
      <style:table-cell-properties fo:padding="0.0382in" fo:border-left="0.05pt solid #000000" fo:border-right="none" fo:border-top="none" fo:border-bottom="0.05pt solid #000000"/>
    </style:style>
    <style:style style:name="courses_5f_4_28_hdr1_5f_1_2c_apd_29_.B2" style:display-name="courses_4(hdr1_1,apd).B2" style:family="table-cell" style:data-style-name="N0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courses_5f_4_28_hdr1_5f_1_2c_apd_29_.C2" style:display-name="courses_4(hdr1_1,apd).C2" style:family="table-cell" style:data-style-name="N0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courses_5f_4_28_hdr1_5f_1_2c_apd_29_.C3" style:display-name="courses_4(hdr1_1,apd).C3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4_28_hdr1_5f_1_2c_apd_29_.C4" style:display-name="courses_4(hdr1_1,apd).C4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4_28_hdr1_5f_1_2c_apd_29_.C5" style:display-name="courses_4(hdr1_1,apd).C5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5_28_nhr_2c_fih_2c_hst_2c_pos_29_" style:display-name="courses_5(nhr,fih,hst,pos)" style:family="table">
      <style:table-properties style:width="6.6931in" table:align="margins"/>
    </style:style>
    <style:style style:name="courses_5f_5_28_nhr_2c_fih_2c_hst_2c_pos_29_.A" style:display-name="courses_5(nhr,fih,hst,pos).A" style:family="table-column">
      <style:table-column-properties style:column-width="6.6931in" style:rel-column-width="65535*"/>
    </style:style>
    <style:style style:name="courses_5f_5_28_nhr_2c_fih_2c_hst_2c_pos_29_.A1" style:display-name="courses_5(nhr,fih,hst,pos).A1" style:family="table-cell">
      <style:table-cell-properties fo:padding="0.0382in" fo:border="1pt dotted #000000"/>
    </style:style>
    <style:style style:name="courses_5f_5_28_nhr_2c_fih_2c_hst_2c_pos_29_.A2" style:display-name="courses_5(nhr,fih,hst,pos).A2" style:family="table-cell">
      <style:table-cell-properties fo:padding="0.0382in" fo:border="1pt groove #000000"/>
    </style:style>
    <style:style style:name="courses_5f_5_28_nhr_2c_fih_2c_hst_2c_pos_29_.A3" style:display-name="courses_5(nhr,fih,hst,pos).A3" style:family="table-cell">
      <style:table-cell-properties fo:padding="0.0382in" fo:border="1pt dashed #000000"/>
    </style:style>
    <style:style style:name="courses_5f_6_28_fih_2c_pre_2c_pos_2c_hdr0_5f_0_2c_skp_29_" style:display-name="courses_6(fih,pre,pos,hdr0_0,skp)" style:family="table">
      <style:table-properties style:width="6.6931in" fo:break-before="page" table:align="margins"/>
    </style:style>
    <style:style style:name="courses_5f_6_28_fih_2c_pre_2c_pos_2c_hdr0_5f_0_2c_skp_29_.A" style:display-name="courses_6(fih,pre,pos,hdr0_0,skp).A" style:family="table-column">
      <style:table-column-properties style:column-width="1.6in" style:rel-column-width="15666*"/>
    </style:style>
    <style:style style:name="courses_5f_6_28_fih_2c_pre_2c_pos_2c_hdr0_5f_0_2c_skp_29_.B" style:display-name="courses_6(fih,pre,pos,hdr0_0,skp).B" style:family="table-column">
      <style:table-column-properties style:column-width="0.1in" style:rel-column-width="979*"/>
    </style:style>
    <style:style style:name="courses_5f_6_28_fih_2c_pre_2c_pos_2c_hdr0_5f_0_2c_skp_29_.G" style:display-name="courses_6(fih,pre,pos,hdr0_0,skp).G" style:family="table-column">
      <style:table-column-properties style:column-width="1.5931in" style:rel-column-width="15600*"/>
    </style:style>
    <style:style style:name="courses_5f_6_28_fih_2c_pre_2c_pos_2c_hdr0_5f_0_2c_skp_29_.A1" style:display-name="courses_6(fih,pre,pos,hdr0_0,skp).A1" style:family="table-cell">
      <style:table-cell-properties fo:background-color="#aec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ourses_5f_6_28_fih_2c_pre_2c_pos_2c_hdr0_5f_0_2c_skp_29_.B1" style:display-name="courses_6(fih,pre,pos,hdr0_0,skp)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ourses_5f_6_28_fih_2c_pre_2c_pos_2c_hdr0_5f_0_2c_skp_29_.G1" style:display-name="courses_6(fih,pre,pos,hdr0_0,skp).G1" style:family="table-cell">
      <style:table-cell-properties fo:background-color="#aecf00" fo:padding="0.0382in" fo:border="0.05pt solid #000000">
        <style:background-image/>
      </style:table-cell-properties>
    </style:style>
    <style:style style:name="courses_5f_6_28_fih_2c_pre_2c_pos_2c_hdr0_5f_0_2c_skp_29_.A2" style:display-name="courses_6(fih,pre,pos,hdr0_0,skp).A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courses_5f_6_28_fih_2c_pre_2c_pos_2c_hdr0_5f_0_2c_skp_29_.B2" style:display-name="courses_6(fih,pre,pos,hdr0_0,skp).B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courses_5f_6_28_fih_2c_pre_2c_pos_2c_hdr0_5f_0_2c_skp_29_.G2" style:display-name="courses_6(fih,pre,pos,hdr0_0,skp).G2" style:family="table-cell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courses_5f_6_28_fih_2c_pre_2c_pos_2c_hdr0_5f_0_2c_skp_29_.A3" style:display-name="courses_6(fih,pre,pos,hdr0_0,skp).A3" style:family="table-cell">
      <style:table-cell-properties fo:background-color="#4c4c4c" fo:padding="0.0382in" fo:border-left="0.05pt solid #000000" fo:border-right="none" fo:border-top="none" fo:border-bottom="0.05pt solid #000000">
        <style:background-image/>
      </style:table-cell-properties>
    </style:style>
    <style:style style:name="courses_5f_6_28_fih_2c_pre_2c_pos_2c_hdr0_5f_0_2c_skp_29_.G3" style:display-name="courses_6(fih,pre,pos,hdr0_0,skp).G3" style:family="table-cell">
      <style:table-cell-properties fo:background-color="#4c4c4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erson_5f_1_28_tlb_29_" style:display-name="person_1(tlb)" style:family="table">
      <style:table-properties style:width="6.6931in" table:align="margins"/>
    </style:style>
    <style:style style:name="person_5f_1_28_tlb_29_.A" style:display-name="person_1(tlb).A" style:family="table-column">
      <style:table-column-properties style:column-width="3.8007in" style:rel-column-width="37214*"/>
    </style:style>
    <style:style style:name="person_5f_1_28_tlb_29_.B" style:display-name="person_1(tlb).B" style:family="table-column">
      <style:table-column-properties style:column-width="0.6056in" style:rel-column-width="5929*"/>
    </style:style>
    <style:style style:name="person_5f_1_28_tlb_29_.C" style:display-name="person_1(tlb).C" style:family="table-column">
      <style:table-column-properties style:column-width="0.5938in" style:rel-column-width="5813*"/>
    </style:style>
    <style:style style:name="person_5f_1_28_tlb_29_.D" style:display-name="person_1(tlb).D" style:family="table-column">
      <style:table-column-properties style:column-width="1.6931in" style:rel-column-width="16579*"/>
    </style:style>
    <style:style style:name="person_5f_1_28_tlb_29_.A1" style:display-name="person_1(tlb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_5f_1_28_tlb_29_.D1" style:display-name="person_1(tlb).D1" style:family="table-cell">
      <style:table-cell-properties fo:padding="0.0382in" fo:border="0.05pt solid #000000"/>
    </style:style>
    <style:style style:name="person_5f_1_28_tlb_29_.A2" style:display-name="person_1(tlb).A2" style:family="table-cell">
      <style:table-cell-properties fo:padding="0.0382in" fo:border-left="none" fo:border-right="none" fo:border-top="0.05pt solid #000000" fo:border-bottom="none"/>
    </style:style>
    <style:style style:name="persons_5f_2_28_tlb_29_" style:display-name="persons_2(tlb)" style:family="table">
      <style:table-properties style:width="6.6931in" table:align="margins"/>
    </style:style>
    <style:style style:name="persons_5f_2_28_tlb_29_.A" style:display-name="persons_2(tlb).A" style:family="table-column">
      <style:table-column-properties style:column-width="3.8007in" style:rel-column-width="37214*"/>
    </style:style>
    <style:style style:name="persons_5f_2_28_tlb_29_.B" style:display-name="persons_2(tlb).B" style:family="table-column">
      <style:table-column-properties style:column-width="0.6056in" style:rel-column-width="5929*"/>
    </style:style>
    <style:style style:name="persons_5f_2_28_tlb_29_.C" style:display-name="persons_2(tlb).C" style:family="table-column">
      <style:table-column-properties style:column-width="0.5938in" style:rel-column-width="5813*"/>
    </style:style>
    <style:style style:name="persons_5f_2_28_tlb_29_.D" style:display-name="persons_2(tlb).D" style:family="table-column">
      <style:table-column-properties style:column-width="1.6931in" style:rel-column-width="16579*"/>
    </style:style>
    <style:style style:name="persons_5f_2_28_tlb_29_.A1" style:display-name="persons_2(tlb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s_5f_2_28_tlb_29_.D1" style:display-name="persons_2(tlb).D1" style:family="table-cell">
      <style:table-cell-properties fo:padding="0.0382in" fo:border="0.05pt solid #000000"/>
    </style:style>
    <style:style style:name="persons_5f_2_28_tlb_29_.A2" style:display-name="persons_2(tlb).A2" style:family="table-cell">
      <style:table-cell-properties fo:padding="0.0382in" fo:border-left="none" fo:border-right="none" fo:border-top="none" fo:border-bottom="0.05pt solid #000000"/>
    </style:style>
    <style:style style:name="persons_5f_3_28_tlb_29_" style:display-name="persons_3(tlb)" style:family="table">
      <style:table-properties style:width="6.6931in" table:align="margins"/>
    </style:style>
    <style:style style:name="persons_5f_3_28_tlb_29_.A" style:display-name="persons_3(tlb).A" style:family="table-column">
      <style:table-column-properties style:column-width="3.8007in" style:rel-column-width="37214*"/>
    </style:style>
    <style:style style:name="persons_5f_3_28_tlb_29_.B" style:display-name="persons_3(tlb).B" style:family="table-column">
      <style:table-column-properties style:column-width="0.6056in" style:rel-column-width="5929*"/>
    </style:style>
    <style:style style:name="persons_5f_3_28_tlb_29_.C" style:display-name="persons_3(tlb).C" style:family="table-column">
      <style:table-column-properties style:column-width="0.5938in" style:rel-column-width="5813*"/>
    </style:style>
    <style:style style:name="persons_5f_3_28_tlb_29_.D" style:display-name="persons_3(tlb).D" style:family="table-column">
      <style:table-column-properties style:column-width="1.6931in" style:rel-column-width="16579*"/>
    </style:style>
    <style:style style:name="persons_5f_3_28_tlb_29_.A1" style:display-name="persons_3(tlb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s_5f_3_28_tlb_29_.D1" style:display-name="persons_3(tlb).D1" style:family="table-cell">
      <style:table-cell-properties fo:padding="0.0382in" fo:border="0.05pt solid #000000"/>
    </style:style>
    <style:style style:name="persons_5f_3_28_tlb_29_.A2" style:display-name="persons_3(tlb).A2" style:family="table-cell">
      <style:table-cell-properties fo:padding="0.0382in" fo:border="none"/>
    </style:style>
    <style:style style:name="persons_5f_3_28_tlb_29_.D2" style:display-name="persons_3(tlb).D2" style:family="table-cell">
      <style:table-cell-properties fo:padding="0.0382in" fo:border-left="none" fo:border-right="0.05pt solid #000000" fo:border-top="none" fo:border-bottom="none"/>
    </style:style>
    <style:style style:name="persons_5f_4_28_tlb_29_" style:display-name="persons_4(tlb)" style:family="table">
      <style:table-properties style:width="6.6931in" table:align="margins"/>
    </style:style>
    <style:style style:name="persons_5f_4_28_tlb_29_.A" style:display-name="persons_4(tlb).A" style:family="table-column">
      <style:table-column-properties style:column-width="3.8007in" style:rel-column-width="37214*"/>
    </style:style>
    <style:style style:name="persons_5f_4_28_tlb_29_.B" style:display-name="persons_4(tlb).B" style:family="table-column">
      <style:table-column-properties style:column-width="0.6056in" style:rel-column-width="5929*"/>
    </style:style>
    <style:style style:name="persons_5f_4_28_tlb_29_.C" style:display-name="persons_4(tlb).C" style:family="table-column">
      <style:table-column-properties style:column-width="0.5938in" style:rel-column-width="5813*"/>
    </style:style>
    <style:style style:name="persons_5f_4_28_tlb_29_.D" style:display-name="persons_4(tlb).D" style:family="table-column">
      <style:table-column-properties style:column-width="1.6931in" style:rel-column-width="16579*"/>
    </style:style>
    <style:style style:name="persons_5f_4_28_tlb_29_.A1" style:display-name="persons_4(tlb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s_5f_4_28_tlb_29_.D1" style:display-name="persons_4(tlb).D1" style:family="table-cell">
      <style:table-cell-properties fo:padding="0.0382in" fo:border="0.05pt solid #000000"/>
    </style:style>
    <style:style style:name="persons_5f_4_28_tlb_29_.A2" style:display-name="persons_4(tlb).A2" style:family="table-cell">
      <style:table-cell-properties fo:padding="0.0382in" fo:border-left="1pt dashed #000000" fo:border-right="none" fo:border-top="none" fo:border-bottom="none"/>
    </style:style>
    <style:style style:name="persons_5f_4_28_tlb_29_.B2" style:display-name="persons_4(tlb).B2" style:family="table-cell">
      <style:table-cell-properties fo:padding="0.0382in" fo:border="none"/>
    </style:style>
    <style:style style:name="persons_5f_4_28_tlb_29_.D2" style:display-name="persons_4(tlb).D2" style:family="table-cell">
      <style:table-cell-properties style:border-line-width-right="0.0069in 0.0139in 0.0139in" fo:padding="0.0382in" fo:border-left="none" fo:border-right="1pt double #000000" fo:border-top="none" fo:border-bottom="none"/>
    </style:style>
    <style:style style:name="P1" style:family="paragraph" style:parent-style-name="Table_20_Contents">
      <style:text-properties style:font-name="TeXGyreSchola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background-color="transparent">
        <style:background-image/>
      </style:paragraph-properties>
    </style:style>
    <style:style style:name="P4" style:family="paragraph" style:parent-style-name="Table_20_Contents">
      <style:paragraph-properties fo:background-color="#008000">
        <style:background-image/>
      </style:paragraph-properties>
    </style:style>
    <style:style style:name="P5" style:family="paragraph" style:parent-style-name="Table_20_Contents">
      <style:paragraph-properties fo:background-color="#008000">
        <style:background-image/>
      </style:paragraph-properties>
      <style:text-properties style:font-name="Andale Mono"/>
    </style:style>
    <style:style style:name="P6" style:family="paragraph" style:parent-style-name="Table_20_Contents">
      <style:paragraph-properties fo:background-color="#008080">
        <style:background-image/>
      </style:paragraph-properties>
    </style:style>
    <style:style style:name="P7" style:family="paragraph" style:parent-style-name="Table_20_Contents">
      <style:paragraph-properties fo:background-color="#008080">
        <style:background-image/>
      </style:paragraph-properties>
      <style:text-properties style:font-name="Andale Mono"/>
    </style:style>
    <style:style style:name="P8" style:family="paragraph" style:parent-style-name="Table_20_Contents">
      <style:paragraph-properties fo:background-color="#c0c0c0">
        <style:background-image/>
      </style:paragraph-properties>
    </style:style>
    <style:style style:name="P9" style:family="paragraph" style:parent-style-name="Table_20_Contents">
      <style:paragraph-properties fo:background-color="#c0c0c0">
        <style:background-image/>
      </style:paragraph-properties>
      <style:text-properties style:font-name="Century Schoolbook L"/>
    </style:style>
    <style:style style:name="P10" style:family="paragraph" style:parent-style-name="Table_20_Contents">
      <style:paragraph-properties fo:background-color="#999999">
        <style:background-image/>
      </style:paragraph-properties>
    </style:style>
    <style:style style:name="P11" style:family="paragraph" style:parent-style-name="Table_20_Contents">
      <style:paragraph-properties fo:background-color="#314004">
        <style:background-image/>
      </style:paragraph-properties>
    </style:style>
    <style:style style:name="P12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title1"/>
        <text:user-field-decl office:value-type="float" office:value="0" text:name="title2"/>
      </text:user-field-decls>
      <text:p text:style-name="Text_20_body"><text:user-field-get style:data-style-name="N0" text:name="title1">0</text:user-field-get></text:p>
      <table:table table:name="person" table:style-name="person">
        <table:table-column table:style-name="person.A"/>
        <table:table-column table:style-name="person.B"/>
        <table:table-column table:style-name="person.C"/>
        <table:table-column table:style-name="person.D"/>
        <table:table-row>
          <table:table-cell table:style-name="person.A1" office:value-type="string">
            <text:p text:style-name="Table_20_Contents">Name</text:p>
          </table:table-cell>
          <table:table-cell table:style-name="person.A1" office:value-type="string">
            <text:p text:style-name="Table_20_Contents">Age</text:p>
          </table:table-cell>
          <table:table-cell table:style-name="person.A1" office:value-type="string">
            <text:p text:style-name="Table_20_Contents">Gender</text:p>
          </table:table-cell>
          <table:table-cell table:style-name="person.D1" office:value-type="string">
            <text:p text:style-name="Table_20_Contents">Date of Birth</text:p>
          </table:table-cell>
        </table:table-row>
        <table:table-row>
          <table:table-cell table:style-name="person.A2" office:value-type="string">
            <text:p text:style-name="Table_20_Contents">name</text:p>
            <text:p text:style-name="P2"/>
          </table:table-cell>
          <table:table-cell table:style-name="person.A2" office:value-type="string">
            <text:p text:style-name="Table_20_Contents">age</text:p>
            <text:p text:style-name="P2"/>
          </table:table-cell>
          <table:table-cell table:style-name="person.A2" office:value-type="string">
            <text:p text:style-name="Table_20_Contents">gender</text:p>
            <text:p text:style-name="P2"/>
          </table:table-cell>
          <table:table-cell table:style-name="person.A2" office:value-type="string">
            <text:p text:style-name="Table_20_Contents">dob</text:p>
            <text:p text:style-name="P2"/>
          </table:table-cell>
        </table:table-row>
      </table:table>
      <text:p text:style-name="Standard"/>
      <text:p text:style-name="Standard"><text:user-field-get style:data-style-name="N0" text:name="title2">0</text:user-field-get></text:p>
      <text:p text:style-name="Standard"/>
      <table:table table:name="courses_1(hdr1_1)" table:style-name="courses_5f_1_28_hdr1_5f_1_29_">
        <table:table-column table:style-name="courses_5f_1_28_hdr1_5f_1_29_.A"/>
        <table:table-column table:style-name="courses_5f_1_28_hdr1_5f_1_29_.B"/>
        <table:table-column table:style-name="courses_5f_1_28_hdr1_5f_1_29_.C"/>
        <table:table-row>
          <table:table-cell table:style-name="courses_5f_1_28_hdr1_5f_1_29_.A1" office:value-type="string">
            <text:p text:style-name="Table_20_Contents">Quick-Courses</text:p>
          </table:table-cell>
          <table:table-cell table:style-name="courses_5f_1_28_hdr1_5f_1_29_.A1" office:value-type="string">
            <text:p text:style-name="Table_20_Contents">Price</text:p>
          </table:table-cell>
          <table:table-cell table:style-name="courses_5f_1_28_hdr1_5f_1_29_.C1" office:value-type="string">
            <text:p text:style-name="Table_20_Contents">Exam</text:p>
          </table:table-cell>
        </table:table-row>
        <table:table-row>
          <table:table-cell table:style-name="courses_5f_1_28_hdr1_5f_1_29_.A2" office:value-type="string">
            <text:p text:style-name="Table_20_Contents">OpenOffice</text:p>
          </table:table-cell>
          <table:table-cell table:style-name="courses_5f_1_28_hdr1_5f_1_29_.A2" office:value-type="string">
            <text:p text:style-name="Table_20_Contents">price</text:p>
          </table:table-cell>
          <table:table-cell table:style-name="courses_5f_1_28_hdr1_5f_1_29_.C2" office:value-type="string">
            <text:p text:style-name="Table_20_Contents">exam</text:p>
          </table:table-cell>
        </table:table-row>
        <table:table-row>
          <table:table-cell table:style-name="courses_5f_1_28_hdr1_5f_1_29_.A2" office:value-type="string">
            <text:p text:style-name="Table_20_Contents">Microsoft Office</text:p>
          </table:table-cell>
          <table:table-cell table:style-name="courses_5f_1_28_hdr1_5f_1_29_.A2" office:value-type="string">
            <text:p text:style-name="Table_20_Contents"/>
          </table:table-cell>
          <table:table-cell table:style-name="courses_5f_1_28_hdr1_5f_1_29_.C2" office:value-type="string">
            <text:p text:style-name="Table_20_Contents"/>
          </table:table-cell>
        </table:table-row>
        <table:table-row>
          <table:table-cell table:style-name="courses_5f_1_28_hdr1_5f_1_29_.A2" office:value-type="string">
            <text:p text:style-name="Table_20_Contents">Eclipse</text:p>
          </table:table-cell>
          <table:table-cell table:style-name="courses_5f_1_28_hdr1_5f_1_29_.A2" office:value-type="string">
            <text:p text:style-name="Table_20_Contents"/>
          </table:table-cell>
          <table:table-cell table:style-name="courses_5f_1_28_hdr1_5f_1_29_.C2" office:value-type="string">
            <text:p text:style-name="Table_20_Contents"/>
          </table:table-cell>
        </table:table-row>
        <table:table-row>
          <table:table-cell table:style-name="courses_5f_1_28_hdr1_5f_1_29_.A2" office:value-type="string">
            <text:p text:style-name="Table_20_Contents">Netbeans</text:p>
          </table:table-cell>
          <table:table-cell table:style-name="courses_5f_1_28_hdr1_5f_1_29_.A2" office:value-type="string">
            <text:p text:style-name="Table_20_Contents"/>
          </table:table-cell>
          <table:table-cell table:style-name="courses_5f_1_28_hdr1_5f_1_29_.C2" office:value-type="string">
            <text:p text:style-name="Table_20_Contents"/>
          </table:table-cell>
        </table:table-row>
      </table:table>
      <text:p text:style-name="Standard"/>
      <table:table table:name="courses_2(hdr1_1,fih)" table:style-name="courses_5f_2_28_hdr1_5f_1_2c_fih_29_">
        <table:table-column table:style-name="courses_5f_2_28_hdr1_5f_1_2c_fih_29_.A"/>
        <table:table-column table:style-name="courses_5f_2_28_hdr1_5f_1_2c_fih_29_.B"/>
        <table:table-column table:style-name="courses_5f_2_28_hdr1_5f_1_2c_fih_29_.C"/>
        <table:table-column table:style-name="courses_5f_2_28_hdr1_5f_1_2c_fih_29_.B"/>
        <table:table-column table:style-name="courses_5f_2_28_hdr1_5f_1_2c_fih_29_.E"/>
        <table:table-row>
          <table:table-cell table:style-name="courses_5f_2_28_hdr1_5f_1_2c_fih_29_.A1" office:value-type="string">
            <text:p text:style-name="Table_20_Contents"/>
          </table:table-cell>
          <table:table-cell table:style-name="courses_5f_2_28_hdr1_5f_1_2c_fih_29_.A1" office:value-type="string">
            <text:p text:style-name="Table_20_Contents">OpenOffice</text:p>
          </table:table-cell>
          <table:table-cell table:style-name="courses_5f_2_28_hdr1_5f_1_2c_fih_29_.A1" office:value-type="string">
            <text:p text:style-name="Table_20_Contents">Microsoft Office</text:p>
          </table:table-cell>
          <table:table-cell table:style-name="courses_5f_2_28_hdr1_5f_1_2c_fih_29_.A1" office:value-type="string">
            <text:p text:style-name="Table_20_Contents">Eclipse</text:p>
          </table:table-cell>
          <table:table-cell table:style-name="courses_5f_2_28_hdr1_5f_1_2c_fih_29_.E1" office:value-type="string">
            <text:p text:style-name="Table_20_Contents">Netbeans</text:p>
          </table:table-cell>
        </table:table-row>
        <table:table-row>
          <table:table-cell table:style-name="courses_5f_2_28_hdr1_5f_1_2c_fih_29_.A2" office:value-type="string">
            <text:p text:style-name="Table_20_Contents">Price</text:p>
          </table:table-cell>
          <table:table-cell table:style-name="courses_5f_2_28_hdr1_5f_1_2c_fih_29_.A2" office:value-type="string">
            <text:p text:style-name="Table_20_Contents">price</text:p>
          </table:table-cell>
          <table:table-cell table:style-name="courses_5f_2_28_hdr1_5f_1_2c_fih_29_.C2">
            <text:p text:style-name="Table_20_Contents"/>
          </table:table-cell>
          <table:table-cell table:style-name="courses_5f_2_28_hdr1_5f_1_2c_fih_29_.C2">
            <text:p text:style-name="Table_20_Contents"/>
          </table:table-cell>
          <table:table-cell table:style-name="courses_5f_2_28_hdr1_5f_1_2c_fih_29_.E2">
            <text:p text:style-name="Table_20_Contents"/>
          </table:table-cell>
        </table:table-row>
      </table:table>
      <text:p text:style-name="Standard"/>
      <table:table table:name="courses_3(pos,hst)" table:style-name="courses_5f_3_28_pos_2c_hst_29_">
        <table:table-column table:style-name="courses_5f_3_28_pos_2c_hst_29_.A"/>
        <table:table-column table:style-name="courses_5f_3_28_pos_2c_hst_29_.B"/>
        <table:table-column table:style-name="courses_5f_3_28_pos_2c_hst_29_.C"/>
        <table:table-row>
          <table:table-cell table:style-name="courses_5f_3_28_pos_2c_hst_29_.A1" office:value-type="string">
            <text:p text:style-name="Table_20_Contents">Quick-Courses</text:p>
          </table:table-cell>
          <table:table-cell table:style-name="courses_5f_3_28_pos_2c_hst_29_.A1" office:value-type="string">
            <text:p text:style-name="Table_20_Contents">Price</text:p>
          </table:table-cell>
          <table:table-cell table:style-name="courses_5f_3_28_pos_2c_hst_29_.C1" office:value-type="string">
            <text:p text:style-name="Table_20_Contents">Exam</text:p>
          </table:table-cell>
        </table:table-row>
        <table:table-row>
          <table:table-cell table:style-name="courses_5f_3_28_pos_2c_hst_29_.A2" office:value-type="string">
            <text:p text:style-name="P3"/>
          </table:table-cell>
          <table:table-cell table:style-name="courses_5f_3_28_pos_2c_hst_29_.B2">
            <text:p text:style-name="Table_20_Contents"/>
          </table:table-cell>
          <table:table-cell table:style-name="courses_5f_3_28_pos_2c_hst_29_.C1" office:value-type="string">
            <text:p text:style-name="Table_20_Contents"/>
          </table:table-cell>
        </table:table-row>
        <table:table-row>
          <table:table-cell table:style-name="courses_5f_3_28_pos_2c_hst_29_.A3" office:value-type="string">
            <text:p text:style-name="Table_20_Contents"/>
          </table:table-cell>
          <table:table-cell table:style-name="courses_5f_3_28_pos_2c_hst_29_.B4" office:value-type="string">
            <text:p text:style-name="Table_20_Contents"/>
          </table:table-cell>
          <table:table-cell table:style-name="courses_5f_3_28_pos_2c_hst_29_.C3" office:value-type="string">
            <text:p text:style-name="Table_20_Contents"/>
          </table:table-cell>
        </table:table-row>
        <table:table-row>
          <table:table-cell table:style-name="courses_5f_3_28_pos_2c_hst_29_.A4" office:value-type="string">
            <text:p text:style-name="Table_20_Contents"/>
          </table:table-cell>
          <table:table-cell table:style-name="courses_5f_3_28_pos_2c_hst_29_.B4" office:value-type="string">
            <text:p text:style-name="Table_20_Contents"/>
          </table:table-cell>
          <table:table-cell table:style-name="courses_5f_3_28_pos_2c_hst_29_.C4" office:value-type="string">
            <text:p text:style-name="Table_20_Contents"/>
          </table:table-cell>
        </table:table-row>
        <table:table-row>
          <table:table-cell table:style-name="courses_5f_3_28_pos_2c_hst_29_.A5" office:value-type="string">
            <text:p text:style-name="Table_20_Contents"/>
          </table:table-cell>
          <table:table-cell table:style-name="courses_5f_3_28_pos_2c_hst_29_.B5" office:value-type="string">
            <text:p text:style-name="Table_20_Contents"/>
          </table:table-cell>
          <table:table-cell table:style-name="courses_5f_3_28_pos_2c_hst_29_.C5" office:value-type="string">
            <text:p text:style-name="Table_20_Contents"/>
          </table:table-cell>
        </table:table-row>
      </table:table>
      <text:p text:style-name="Standard"/>
      <table:table table:name="courses_4(hdr1_1,apd)" table:style-name="courses_5f_4_28_hdr1_5f_1_2c_apd_29_">
        <table:table-column table:style-name="courses_5f_4_28_hdr1_5f_1_2c_apd_29_.A"/>
        <table:table-column table:style-name="courses_5f_4_28_hdr1_5f_1_2c_apd_29_.B"/>
        <table:table-column table:style-name="courses_5f_4_28_hdr1_5f_1_2c_apd_29_.C"/>
        <table:table-row>
          <table:table-cell table:style-name="courses_5f_4_28_hdr1_5f_1_2c_apd_29_.A1" office:value-type="string">
            <text:p text:style-name="Table_20_Contents">Quick-Courses</text:p>
          </table:table-cell>
          <table:table-cell table:style-name="courses_5f_4_28_hdr1_5f_1_2c_apd_29_.A1" office:value-type="string">
            <text:p text:style-name="Table_20_Contents">Price</text:p>
          </table:table-cell>
          <table:table-cell table:style-name="courses_5f_4_28_hdr1_5f_1_2c_apd_29_.C1" office:value-type="string">
            <text:p text:style-name="Table_20_Contents">Exam</text:p>
          </table:table-cell>
        </table:table-row>
        <table:table-row>
          <table:table-cell table:style-name="courses_5f_4_28_hdr1_5f_1_2c_apd_29_.A2" office:value-type="string">
            <text:p text:style-name="Table_20_Contents">OpenOffice</text:p>
          </table:table-cell>
          <table:table-cell table:style-name="courses_5f_4_28_hdr1_5f_1_2c_apd_29_.B2" table:formula="ooow:price" office:value-type="float" office:value="0">
            <text:p text:style-name="P6">price</text:p>
            <text:p text:style-name="P6">Barato</text:p>
            <text:p text:style-name="P7"/>
          </table:table-cell>
          <table:table-cell table:style-name="courses_5f_4_28_hdr1_5f_1_2c_apd_29_.C2" table:formula="ooow:exam" office:value-type="float" office:value="0">
            <text:p text:style-name="P4">exam</text:p>
            <text:p text:style-name="P4">Tarde</text:p>
            <text:p text:style-name="P5"/>
          </table:table-cell>
        </table:table-row>
        <table:table-row>
          <table:table-cell table:style-name="courses_5f_4_28_hdr1_5f_1_2c_apd_29_.A2" office:value-type="string">
            <text:p text:style-name="Table_20_Contents">Microsoft Office</text:p>
          </table:table-cell>
          <table:table-cell table:style-name="courses_5f_4_28_hdr1_5f_1_2c_apd_29_.A2" office:value-type="string">
            <text:p text:style-name="Table_20_Contents">Caro</text:p>
            <text:p text:style-name="Table_20_Contents"/>
          </table:table-cell>
          <table:table-cell table:style-name="courses_5f_4_28_hdr1_5f_1_2c_apd_29_.C3" office:value-type="string">
            <text:p text:style-name="Table_20_Contents">Tarde</text:p>
            <text:p text:style-name="Table_20_Contents"/>
          </table:table-cell>
        </table:table-row>
        <table:table-row>
          <table:table-cell table:style-name="courses_5f_4_28_hdr1_5f_1_2c_apd_29_.A2" office:value-type="string">
            <text:p text:style-name="Table_20_Contents">Eclipse</text:p>
          </table:table-cell>
          <table:table-cell table:style-name="courses_5f_4_28_hdr1_5f_1_2c_apd_29_.A2" office:value-type="string">
            <text:p text:style-name="Table_20_Contents">Barato</text:p>
            <text:p text:style-name="Table_20_Contents"/>
          </table:table-cell>
          <table:table-cell table:style-name="courses_5f_4_28_hdr1_5f_1_2c_apd_29_.C4" office:value-type="string">
            <text:p text:style-name="Table_20_Contents">Tarde</text:p>
            <text:p text:style-name="Table_20_Contents"/>
          </table:table-cell>
        </table:table-row>
        <table:table-row>
          <table:table-cell table:style-name="courses_5f_4_28_hdr1_5f_1_2c_apd_29_.A2" office:value-type="string">
            <text:p text:style-name="Table_20_Contents">Netbeans</text:p>
          </table:table-cell>
          <table:table-cell table:style-name="courses_5f_4_28_hdr1_5f_1_2c_apd_29_.A2" office:value-type="string">
            <text:p text:style-name="Table_20_Contents">Barato</text:p>
            <text:p text:style-name="Table_20_Contents"/>
          </table:table-cell>
          <table:table-cell table:style-name="courses_5f_4_28_hdr1_5f_1_2c_apd_29_.C5" office:value-type="string">
            <text:p text:style-name="Table_20_Contents">Cedo</text:p>
            <text:p text:style-name="Table_20_Contents"/>
          </table:table-cell>
        </table:table-row>
      </table:table>
      <text:p text:style-name="Standard"/>
      <table:table table:name="courses_5(nhr,fih,hst,pos)" table:style-name="courses_5f_5_28_nhr_2c_fih_2c_hst_2c_pos_29_">
        <table:table-column table:style-name="courses_5f_5_28_nhr_2c_fih_2c_hst_2c_pos_29_.A"/>
        <table:table-row>
          <table:table-cell table:style-name="courses_5f_5_28_nhr_2c_fih_2c_hst_2c_pos_29_.A1" office:value-type="string">
            <text:p text:style-name="P10"/>
          </table:table-cell>
        </table:table-row>
        <table:table-row>
          <table:table-cell table:style-name="courses_5f_5_28_nhr_2c_fih_2c_hst_2c_pos_29_.A2" office:value-type="string">
            <text:p text:style-name="P11"/>
          </table:table-cell>
        </table:table-row>
        <table:table-row>
          <table:table-cell table:style-name="courses_5f_5_28_nhr_2c_fih_2c_hst_2c_pos_29_.A3" office:value-type="string">
            <text:p text:style-name="P6"/>
          </table:table-cell>
        </table:table-row>
      </table:table>
      <text:p text:style-name="Standard"/>
      <table:table table:name="courses_6(fih,pre,pos,hdr0_0,skp)" table:style-name="courses_5f_6_28_fih_2c_pre_2c_pos_2c_hdr0_5f_0_2c_skp_29_">
        <table:table-column table:style-name="courses_5f_6_28_fih_2c_pre_2c_pos_2c_hdr0_5f_0_2c_skp_29_.A"/>
        <table:table-column table:style-name="courses_5f_6_28_fih_2c_pre_2c_pos_2c_hdr0_5f_0_2c_skp_29_.B"/>
        <table:table-column table:style-name="courses_5f_6_28_fih_2c_pre_2c_pos_2c_hdr0_5f_0_2c_skp_29_.A"/>
        <table:table-column table:style-name="courses_5f_6_28_fih_2c_pre_2c_pos_2c_hdr0_5f_0_2c_skp_29_.B"/>
        <table:table-column table:style-name="courses_5f_6_28_fih_2c_pre_2c_pos_2c_hdr0_5f_0_2c_skp_29_.A"/>
        <table:table-column table:style-name="courses_5f_6_28_fih_2c_pre_2c_pos_2c_hdr0_5f_0_2c_skp_29_.B"/>
        <table:table-column table:style-name="courses_5f_6_28_fih_2c_pre_2c_pos_2c_hdr0_5f_0_2c_skp_29_.G"/>
        <table:table-row>
          <table:table-cell table:style-name="courses_5f_6_28_fih_2c_pre_2c_pos_2c_hdr0_5f_0_2c_skp_29_.A1" office:value-type="string">
            <text:p text:style-name="Table_20_Contents"/>
            <text:p text:style-name="Table_20_Contents"/>
          </table:table-cell>
          <table:table-cell table:style-name="courses_5f_6_28_fih_2c_pre_2c_pos_2c_hdr0_5f_0_2c_skp_29_.B1" office:value-type="string">
            <text:p text:style-name="Table_20_Contents"><text:s text:c="16"/></text:p>
          </table:table-cell>
          <table:table-cell table:style-name="courses_5f_6_28_fih_2c_pre_2c_pos_2c_hdr0_5f_0_2c_skp_29_.A1" office:value-type="string">
            <text:p text:style-name="P8"/>
          </table:table-cell>
          <table:table-cell table:style-name="courses_5f_6_28_fih_2c_pre_2c_pos_2c_hdr0_5f_0_2c_skp_29_.B1" office:value-type="string">
            <text:p text:style-name="Table_20_Contents"><text:s text:c="22"/></text:p>
          </table:table-cell>
          <table:table-cell table:style-name="courses_5f_6_28_fih_2c_pre_2c_pos_2c_hdr0_5f_0_2c_skp_29_.A1" office:value-type="string">
            <text:p text:style-name="P8"/>
          </table:table-cell>
          <table:table-cell table:style-name="courses_5f_6_28_fih_2c_pre_2c_pos_2c_hdr0_5f_0_2c_skp_29_.B1" office:value-type="string">
            <text:p text:style-name="Table_20_Contents"><text:s text:c="12"/></text:p>
            <text:p text:style-name="Table_20_Contents"><text:s text:c="6"/></text:p>
          </table:table-cell>
          <table:table-cell table:style-name="courses_5f_6_28_fih_2c_pre_2c_pos_2c_hdr0_5f_0_2c_skp_29_.G1" office:value-type="string">
            <text:p text:style-name="Table_20_Contents"/>
            <text:p text:style-name="Table_20_Contents"/>
          </table:table-cell>
        </table:table-row>
        <table:table-row>
          <table:table-cell table:style-name="courses_5f_6_28_fih_2c_pre_2c_pos_2c_hdr0_5f_0_2c_skp_29_.A2" office:value-type="string">
            <text:p text:style-name="P8"/>
          </table:table-cell>
          <table:table-cell table:style-name="courses_5f_6_28_fih_2c_pre_2c_pos_2c_hdr0_5f_0_2c_skp_29_.B2" office:value-type="string">
            <text:p text:style-name="Table_20_Contents"><text:s text:c="12"/></text:p>
          </table:table-cell>
          <table:table-cell table:style-name="courses_5f_6_28_fih_2c_pre_2c_pos_2c_hdr0_5f_0_2c_skp_29_.A2" office:value-type="string">
            <text:p text:style-name="Table_20_Contents"/>
            <text:p text:style-name="Table_20_Contents"/>
          </table:table-cell>
          <table:table-cell table:style-name="courses_5f_6_28_fih_2c_pre_2c_pos_2c_hdr0_5f_0_2c_skp_29_.B2" office:value-type="string">
            <text:p text:style-name="Table_20_Contents"><text:s text:c="8"/></text:p>
          </table:table-cell>
          <table:table-cell table:style-name="courses_5f_6_28_fih_2c_pre_2c_pos_2c_hdr0_5f_0_2c_skp_29_.A2" office:value-type="string">
            <text:p text:style-name="Table_20_Contents"/>
            <text:p text:style-name="Table_20_Contents"/>
          </table:table-cell>
          <table:table-cell table:style-name="courses_5f_6_28_fih_2c_pre_2c_pos_2c_hdr0_5f_0_2c_skp_29_.B2" office:value-type="string">
            <text:p text:style-name="Table_20_Contents"><text:s text:c="32"/></text:p>
          </table:table-cell>
          <table:table-cell table:style-name="courses_5f_6_28_fih_2c_pre_2c_pos_2c_hdr0_5f_0_2c_skp_29_.G2" office:value-type="string">
            <text:p text:style-name="P8"/>
          </table:table-cell>
        </table:table-row>
        <table:table-row>
          <table:table-cell table:style-name="courses_5f_6_28_fih_2c_pre_2c_pos_2c_hdr0_5f_0_2c_skp_29_.A3" office:value-type="string">
            <text:p text:style-name="Table_20_Contents"/>
            <text:p text:style-name="P1"/>
          </table:table-cell>
          <table:table-cell table:style-name="courses_5f_6_28_fih_2c_pre_2c_pos_2c_hdr0_5f_0_2c_skp_29_.B2" office:value-type="string">
            <text:p text:style-name="Table_20_Contents"><text:s text:c="9"/></text:p>
          </table:table-cell>
          <table:table-cell table:style-name="courses_5f_6_28_fih_2c_pre_2c_pos_2c_hdr0_5f_0_2c_skp_29_.A3" office:value-type="string">
            <text:p text:style-name="P9"/>
          </table:table-cell>
          <table:table-cell table:style-name="courses_5f_6_28_fih_2c_pre_2c_pos_2c_hdr0_5f_0_2c_skp_29_.B2" office:value-type="string">
            <text:p text:style-name="Table_20_Contents"><text:s text:c="29"/></text:p>
          </table:table-cell>
          <table:table-cell table:style-name="courses_5f_6_28_fih_2c_pre_2c_pos_2c_hdr0_5f_0_2c_skp_29_.A3" office:value-type="string">
            <text:p text:style-name="P9"/>
          </table:table-cell>
          <table:table-cell table:style-name="courses_5f_6_28_fih_2c_pre_2c_pos_2c_hdr0_5f_0_2c_skp_29_.B2" office:value-type="string">
            <text:p text:style-name="Table_20_Contents"/>
            <text:p text:style-name="Table_20_Contents"><text:s text:c="11"/></text:p>
          </table:table-cell>
          <table:table-cell table:style-name="courses_5f_6_28_fih_2c_pre_2c_pos_2c_hdr0_5f_0_2c_skp_29_.G3" office:value-type="string">
            <text:p text:style-name="Table_20_Contents"/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person_1(tlb)" table:style-name="person_5f_1_28_tlb_29_">
        <table:table-column table:style-name="person_5f_1_28_tlb_29_.A"/>
        <table:table-column table:style-name="person_5f_1_28_tlb_29_.B"/>
        <table:table-column table:style-name="person_5f_1_28_tlb_29_.C"/>
        <table:table-column table:style-name="person_5f_1_28_tlb_29_.D"/>
        <table:table-row>
          <table:table-cell table:style-name="person_5f_1_28_tlb_29_.A1" office:value-type="string">
            <text:p text:style-name="Table_20_Contents">Name</text:p>
          </table:table-cell>
          <table:table-cell table:style-name="person_5f_1_28_tlb_29_.A1" office:value-type="string">
            <text:p text:style-name="Table_20_Contents">Age</text:p>
          </table:table-cell>
          <table:table-cell table:style-name="person_5f_1_28_tlb_29_.A1" office:value-type="string">
            <text:p text:style-name="Table_20_Contents">Gender</text:p>
          </table:table-cell>
          <table:table-cell table:style-name="person_5f_1_28_tlb_29_.D1" office:value-type="string">
            <text:p text:style-name="Table_20_Contents">Date of Birth</text:p>
          </table:table-cell>
        </table:table-row>
        <table:table-row>
          <table:table-cell table:style-name="person_5f_1_28_tlb_29_.A2" office:value-type="string">
            <text:p text:style-name="Table_20_Contents">name</text:p>
            <text:p text:style-name="P2"/>
          </table:table-cell>
          <table:table-cell table:style-name="person_5f_1_28_tlb_29_.A2" office:value-type="string">
            <text:p text:style-name="Table_20_Contents">age</text:p>
            <text:p text:style-name="P2"/>
          </table:table-cell>
          <table:table-cell table:style-name="person_5f_1_28_tlb_29_.A2" office:value-type="string">
            <text:p text:style-name="Table_20_Contents">gender</text:p>
            <text:p text:style-name="P2"/>
          </table:table-cell>
          <table:table-cell table:style-name="person_5f_1_28_tlb_29_.A2" office:value-type="string">
            <text:p text:style-name="Table_20_Contents">dob</text:p>
            <text:p text:style-name="P2"/>
          </table:table-cell>
        </table:table-row>
      </table:table>
      <text:p text:style-name="Standard"/>
      <table:table table:name="persons_2(tlb)" table:style-name="persons_5f_2_28_tlb_29_">
        <table:table-column table:style-name="persons_5f_2_28_tlb_29_.A"/>
        <table:table-column table:style-name="persons_5f_2_28_tlb_29_.B"/>
        <table:table-column table:style-name="persons_5f_2_28_tlb_29_.C"/>
        <table:table-column table:style-name="persons_5f_2_28_tlb_29_.D"/>
        <table:table-row>
          <table:table-cell table:style-name="persons_5f_2_28_tlb_29_.A1" office:value-type="string">
            <text:p text:style-name="Table_20_Contents">Name</text:p>
          </table:table-cell>
          <table:table-cell table:style-name="persons_5f_2_28_tlb_29_.A1" office:value-type="string">
            <text:p text:style-name="Table_20_Contents">Age</text:p>
          </table:table-cell>
          <table:table-cell table:style-name="persons_5f_2_28_tlb_29_.A1" office:value-type="string">
            <text:p text:style-name="Table_20_Contents">Gender</text:p>
          </table:table-cell>
          <table:table-cell table:style-name="persons_5f_2_28_tlb_29_.D1" office:value-type="string">
            <text:p text:style-name="Table_20_Contents">Date of Birth</text:p>
          </table:table-cell>
        </table:table-row>
        <table:table-row>
          <table:table-cell table:style-name="persons_5f_2_28_tlb_29_.A2" office:value-type="string">
            <text:p text:style-name="Table_20_Contents">name</text:p>
            <text:p text:style-name="P2"/>
          </table:table-cell>
          <table:table-cell table:style-name="persons_5f_2_28_tlb_29_.A2" office:value-type="string">
            <text:p text:style-name="Table_20_Contents">age</text:p>
            <text:p text:style-name="P2"/>
          </table:table-cell>
          <table:table-cell table:style-name="persons_5f_2_28_tlb_29_.A2" office:value-type="string">
            <text:p text:style-name="Table_20_Contents">gender</text:p>
            <text:p text:style-name="P2"/>
          </table:table-cell>
          <table:table-cell table:style-name="persons_5f_2_28_tlb_29_.A2" office:value-type="string">
            <text:p text:style-name="Table_20_Contents">dob</text:p>
            <text:p text:style-name="P2"/>
          </table:table-cell>
        </table:table-row>
      </table:table>
      <text:p text:style-name="Standard"/>
      <table:table table:name="persons_3(tlb)" table:style-name="persons_5f_3_28_tlb_29_">
        <table:table-column table:style-name="persons_5f_3_28_tlb_29_.A"/>
        <table:table-column table:style-name="persons_5f_3_28_tlb_29_.B"/>
        <table:table-column table:style-name="persons_5f_3_28_tlb_29_.C"/>
        <table:table-column table:style-name="persons_5f_3_28_tlb_29_.D"/>
        <table:table-row>
          <table:table-cell table:style-name="persons_5f_3_28_tlb_29_.A1" office:value-type="string">
            <text:p text:style-name="Table_20_Contents">Name</text:p>
          </table:table-cell>
          <table:table-cell table:style-name="persons_5f_3_28_tlb_29_.A1" office:value-type="string">
            <text:p text:style-name="Table_20_Contents">Age</text:p>
          </table:table-cell>
          <table:table-cell table:style-name="persons_5f_3_28_tlb_29_.A1" office:value-type="string">
            <text:p text:style-name="Table_20_Contents">Gender</text:p>
          </table:table-cell>
          <table:table-cell table:style-name="persons_5f_3_28_tlb_29_.D1" office:value-type="string">
            <text:p text:style-name="Table_20_Contents">Date of Birth</text:p>
          </table:table-cell>
        </table:table-row>
        <table:table-row>
          <table:table-cell table:style-name="persons_5f_3_28_tlb_29_.A2" office:value-type="string">
            <text:p text:style-name="Table_20_Contents">name</text:p>
            <text:p text:style-name="P2"/>
          </table:table-cell>
          <table:table-cell table:style-name="persons_5f_3_28_tlb_29_.A2" office:value-type="string">
            <text:p text:style-name="Table_20_Contents">age</text:p>
            <text:p text:style-name="P2"/>
          </table:table-cell>
          <table:table-cell table:style-name="persons_5f_3_28_tlb_29_.A2" office:value-type="string">
            <text:p text:style-name="Table_20_Contents">gender</text:p>
            <text:p text:style-name="P2"/>
          </table:table-cell>
          <table:table-cell table:style-name="persons_5f_3_28_tlb_29_.D2" office:value-type="string">
            <text:p text:style-name="Table_20_Contents">dob</text:p>
            <text:p text:style-name="P2"/>
          </table:table-cell>
        </table:table-row>
      </table:table>
      <text:p text:style-name="Standard"/>
      <table:table table:name="persons_4(tlb)" table:style-name="persons_5f_4_28_tlb_29_">
        <table:table-column table:style-name="persons_5f_4_28_tlb_29_.A"/>
        <table:table-column table:style-name="persons_5f_4_28_tlb_29_.B"/>
        <table:table-column table:style-name="persons_5f_4_28_tlb_29_.C"/>
        <table:table-column table:style-name="persons_5f_4_28_tlb_29_.D"/>
        <table:table-row>
          <table:table-cell table:style-name="persons_5f_4_28_tlb_29_.A1" office:value-type="string">
            <text:p text:style-name="Table_20_Contents">Name</text:p>
          </table:table-cell>
          <table:table-cell table:style-name="persons_5f_4_28_tlb_29_.A1" office:value-type="string">
            <text:p text:style-name="Table_20_Contents">Age</text:p>
          </table:table-cell>
          <table:table-cell table:style-name="persons_5f_4_28_tlb_29_.A1" office:value-type="string">
            <text:p text:style-name="Table_20_Contents">Gender</text:p>
          </table:table-cell>
          <table:table-cell table:style-name="persons_5f_4_28_tlb_29_.D1" office:value-type="string">
            <text:p text:style-name="Table_20_Contents">Date of Birth</text:p>
          </table:table-cell>
        </table:table-row>
        <table:table-row>
          <table:table-cell table:style-name="persons_5f_4_28_tlb_29_.A2" office:value-type="string">
            <text:p text:style-name="Table_20_Contents">name</text:p>
            <text:p text:style-name="P2"/>
          </table:table-cell>
          <table:table-cell table:style-name="persons_5f_4_28_tlb_29_.B2" office:value-type="string">
            <text:p text:style-name="Table_20_Contents">age</text:p>
            <text:p text:style-name="P2"/>
          </table:table-cell>
          <table:table-cell table:style-name="persons_5f_4_28_tlb_29_.B2" office:value-type="string">
            <text:p text:style-name="Table_20_Contents">gender</text:p>
            <text:p text:style-name="P2"/>
          </table:table-cell>
          <table:table-cell table:style-name="persons_5f_4_28_tlb_29_.D2" office:value-type="string">
            <text:p text:style-name="Table_20_Contents">dob</text:p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Andale Mono" svg:font-family="'Andale Mono'" style:font-pitch="fixed"/>
    <style:font-face style:name="TeXGyreSchola" svg:font-family="TeXGyreSchola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5:06:30</meta:creation-date>
    <meta:generator>LibreOffice/3.5$Linux_X86_64 LibreOffice_project/350m1$Build-2</meta:generator>
    <dc:date>2014-03-05T23:27:50</dc:date>
    <meta:editing-duration>P1DT3H45M49S</meta:editing-duration>
    <meta:editing-cycles>116</meta:editing-cycles>
    <meta:document-statistic meta:table-count="11" meta:image-count="0" meta:object-count="0" meta:page-count="2" meta:paragraph-count="87" meta:word-count="90" meta:character-count="627" meta:non-whitespace-character-count="457"/>
  </office:meta>
</office:document-meta>
</file>